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3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4" style:parent-style-name="ListParagraph" style:list-style-name="LFO2" style:family="paragraph">
      <style:paragraph-properties fo:margin-bottom="0in"/>
      <style:text-properties fo:font-size="12pt" style:font-size-asian="12pt" style:font-size-complex="12pt"/>
    </style:style>
    <style:style style:name="P5" style:parent-style-name="ListParagraph" style:list-style-name="LFO2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6" style:parent-style-name="ListParagraph" style:list-style-name="LFO2" style:family="paragraph">
      <style:paragraph-properties fo:margin-bottom="0in"/>
      <style:text-properties fo:font-size="12pt" style:font-size-asian="12pt" style:font-size-complex="12pt"/>
    </style:style>
    <style:style style:name="P7" style:parent-style-name="ListParagraph" style:list-style-name="LFO2" style:family="paragraph">
      <style:paragraph-properties fo:margin-bottom="0in"/>
      <style:text-properties fo:font-size="12pt" style:font-size-asian="12pt" style:font-size-complex="12pt"/>
    </style:style>
    <style:style style:name="P8" style:parent-style-name="ListParagraph" style:list-style-name="LFO2" style:family="paragraph">
      <style:paragraph-properties fo:margin-bottom="0in"/>
      <style:text-properties fo:font-size="12pt" style:font-size-asian="12pt" style:font-size-complex="12pt"/>
    </style:style>
    <style:style style:name="P9" style:parent-style-name="ListParagraph" style:list-style-name="LFO2" style:family="paragraph">
      <style:paragraph-properties fo:margin-bottom="0in"/>
      <style:text-properties fo:font-size="12pt" style:font-size-asian="12pt" style:font-size-complex="12pt"/>
    </style:style>
    <style:style style:name="P10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1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2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3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4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5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6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17" style:parent-style-name="ListParagraph" style:list-style-name="LFO3" style:family="paragraph">
      <style:paragraph-properties fo:margin-bottom="0in"/>
      <style:text-properties fo:font-size="12pt" style:font-size-asian="12pt" style:font-size-complex="12pt"/>
    </style:style>
    <style:style style:name="P18" style:parent-style-name="ListParagraph" style:list-style-name="LFO3" style:family="paragraph">
      <style:paragraph-properties fo:margin-bottom="0in"/>
      <style:text-properties fo:font-size="12pt" style:font-size-asian="12pt" style:font-size-complex="12pt"/>
    </style:style>
    <style:style style:name="P19" style:parent-style-name="ListParagraph" style:list-style-name="LFO3" style:family="paragraph">
      <style:paragraph-properties fo:margin-bottom="0in"/>
      <style:text-properties fo:font-size="12pt" style:font-size-asian="12pt" style:font-size-complex="12pt"/>
    </style:style>
    <style:style style:name="P20" style:parent-style-name="ListParagraph" style:list-style-name="LFO3" style:family="paragraph">
      <style:paragraph-properties fo:margin-bottom="0in"/>
      <style:text-properties fo:font-size="12pt" style:font-size-asian="12pt" style:font-size-complex="12pt"/>
    </style:style>
    <style:style style:name="P21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22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23" style:parent-style-name="ListParagraph" style:list-style-name="LFO1" style:family="paragraph">
      <style:paragraph-properties fo:margin-bottom="0in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28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29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30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9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1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2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3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4" style:parent-style-name="ListParagraph" style:list-style-name="LFO4" style:family="paragraph">
      <style:paragraph-properties fo:margin-bottom="0in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47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8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49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50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51" style:parent-style-name="ListParagraph" style:list-style-name="LFO5" style:family="paragraph">
      <style:paragraph-properties fo:margin-bottom="0in"/>
      <style:text-properties fo:font-size="12pt" style:font-size-asian="12pt" style:font-size-complex="12pt"/>
    </style:style>
    <style:style style:name="P52" style:parent-style-name="ListParagraph" style:list-style-name="LFO5" style:family="paragraph">
      <style:paragraph-properties fo:margin-bottom="0in"/>
      <style:text-properties fo:font-weight="bold" style:font-weight-asian="bold" fo:font-size="12pt" style:font-size-asian="12pt" style:font-size-complex="12pt"/>
    </style:style>
    <style:style style:name="P53" style:parent-style-name="ListParagraph" style:list-style-name="LFO5" style:family="paragraph">
      <style:paragraph-properties fo:margin-bottom="0in"/>
      <style:text-properties fo:font-size="12pt" style:font-size-asian="12pt" style:font-size-complex="12pt"/>
    </style:style>
    <style:style style:name="P54" style:parent-style-name="ListParagraph" style:list-style-name="LFO5" style:family="paragraph">
      <style:paragraph-properties fo:margin-bottom="0in"/>
      <style:text-properties fo:font-size="12pt" style:font-size-asian="12pt" style:font-size-complex="12pt"/>
    </style:style>
    <style:style style:name="P55" style:parent-style-name="ListParagraph" style:list-style-name="LFO5" style:family="paragraph">
      <style:paragraph-properties fo:margin-bottom="0in"/>
      <style:text-properties fo:font-size="12pt" style:font-size-asian="12pt" style:font-size-complex="12pt"/>
    </style:style>
    <style:style style:name="P56" style:parent-style-name="ListParagraph" style:list-style-name="LFO5" style:family="paragraph">
      <style:paragraph-properties fo:margin-bottom="0in"/>
      <style:text-properties fo:font-size="12pt" style:font-size-asian="12pt" style:font-size-complex="12pt"/>
    </style:style>
    <style:style style:name="P57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58" style:parent-style-name="ListParagraph" style:list-style-name="LFO4" style:family="paragraph">
      <style:paragraph-properties fo:margin-bottom="0in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P63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64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65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66" style:parent-style-name="ListParagraph" style:list-style-name="LFO4" style:family="paragraph">
      <style:paragraph-properties fo:margin-bottom="0in"/>
      <style:text-properties fo:font-size="12pt" style:font-size-asian="12pt" style:font-size-complex="12pt"/>
    </style:style>
    <style:style style:name="P67" style:parent-style-name="Normal" style:family="paragraph">
      <style:paragraph-properties fo:margin-bottom="0in"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Unpacking the Trampoline</text:p>
      <text:list text:style-name="LFO1" text:continue-numbering="true">
        <text:list-item>
          <text:p text:style-name="P2">Roll out the Trampoline and align it correctly.</text:p>
        </text:list-item>
        <text:list-item>
          <text:p text:style-name="P3">Raise the trampoline by:</text:p>
        </text:list-item>
      </text:list>
      <text:list text:style-name="LFO2" text:continue-numbering="true">
        <text:list-item>
          <text:p text:style-name="P4">Firmly grabbing the upper handle</text:p>
        </text:list-item>
        <text:list-item>
          <text:p text:style-name="P5">Make sure your face is not in the way</text:p>
        </text:list-item>
        <text:list-item>
          <text:p text:style-name="P6">Make sure your<text:s/>partner is ready to continue</text:p>
        </text:list-item>
        <text:list-item>
          <text:p text:style-name="P7">Pull out the security pin and raise the trampoline</text:p>
        </text:list-item>
        <text:list-item>
          <text:p text:style-name="P8">Place the security pin back in while still holding the handle</text:p>
        </text:list-item>
        <text:list-item>
          <text:p text:style-name="P9">Put security hooks onto the handle</text:p>
        </text:list-item>
      </text:list>
      <text:list text:style-name="LFO1" text:continue-numbering="true">
        <text:list-item>
          <text:p text:style-name="P10">Once the trampoline is raised grab the outer leg and lift it outwards while lowering the inner leg. The trampoline will begin to rotate around the wheeling stand.</text:p>
        </text:list-item>
        <text:list-item>
          <text:p text:style-name="P11">Make sure the outer leg touches the floor and proceeds away from the bed. The inner leg will swing underneath.</text:p>
        </text:list-item>
        <text:list-item>
          <text:p text:style-name="P12">Lift the far side of the trampoline and pull out the second (inner) leg.</text:p>
        </text:list-item>
        <text:list-item>
          <text:p text:style-name="P13">Release the chains and let them hang momentarily.</text:p>
        </text:list-item>
        <text:list-item>
          <text:p text:style-name="P14">Ensure that the chains are not twisted or bent.</text:p>
        </text:list-item>
        <text:list-item>
          <text:p text:style-name="P15">Hook the chains to the appropriate legs.</text:p>
        </text:list-item>
        <text:list-item>
          <text:p text:style-name="P16">Lower the trampoline to rest on the floor by:</text:p>
        </text:list-item>
      </text:list>
      <text:list text:style-name="LFO3" text:continue-numbering="true">
        <text:list-item>
          <text:p text:style-name="P17">Taking off the security hooks</text:p>
        </text:list-item>
        <text:list-item>
          <text:p text:style-name="P18">Grabbing firmly on the handle</text:p>
        </text:list-item>
        <text:list-item>
          <text:p text:style-name="P19">Make sure your partner is ready to continue</text:p>
        </text:list-item>
        <text:list-item>
          <text:p text:style-name="P20">Pull out the security pin and slowly lower the trampoline</text:p>
        </text:list-item>
      </text:list>
      <text:list text:style-name="LFO1" text:continue-numbering="true">
        <text:list-item>
          <text:p text:style-name="P21">Whenever the trampoline is low and stable enough you may remove the leg and place it on the floor behind you.</text:p>
        </text:list-item>
        <text:list-item>
          <text:p text:style-name="P22">Ensure the trampoline is fully flat and<text:s/>stable on the ground and that all four chains are taut.</text:p>
        </text:list-item>
        <text:list-item>
          <text:p text:style-name="P23"><text:span text:style-name="T24">When your partner is ready,<text:s/></text:span><text:span text:style-name="T25">together</text:span><text:span text:style-name="T26"><text:s/>unfold the top frame of the bed.</text:span></text:p>
        </text:list-item>
        <text:list-item>
          <text:p text:style-name="P27">Place the support legs into their appropriate holes.</text:p>
        </text:list-item>
        <text:list-item>
          <text:p text:style-name="P28">Repeat step 12 and 13 for the second frame, while holding the frame tightly as the bed is now taut.</text:p>
        </text:list-item>
        <text:list-item>
          <text:p text:style-name="P29">Unfold safety flaps and stick them down.</text:p>
        </text:list-item>
        <text:list-item>
          <text:p text:style-name="P30">Store wheeling stands in an appropriate area.</text:p>
        </text:list-item>
      </text:list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Packing the Trampoline</text:p>
      <text:list text:style-name="LFO4" text:continue-numbering="true">
        <text:list-item>
          <text:p text:style-name="P40">Place crash mat in the centre of the trampoline.</text:p>
        </text:list-item>
        <text:list-item>
          <text:p text:style-name="P41">Fold or remove the safety flaps.</text:p>
        </text:list-item>
        <text:list-item>
          <text:p text:style-name="P42">Ensure end decks, mats or other property are removed from the trampoline.</text:p>
        </text:list-item>
        <text:list-item>
          <text:p text:style-name="P43">Kick out the support legs on one side.</text:p>
        </text:list-item>
        <text:list-item>
          <text:p text:style-name="P44"><text:span text:style-name="T45">Fold the frame of the trampoline in<text:s/></text:span><text:span text:style-name="T46">with your partner.</text:span></text:p>
        </text:list-item>
        <text:list-item>
          <text:p text:style-name="P47">Ensure the underside of the trampolines springs are not sticking out as it may damage the bedding.</text:p>
        </text:list-item>
        <text:list-item>
          <text:p text:style-name="P48">Repeat steps 4, 5 and<text:s/>6 for the second frame.</text:p>
        </text:list-item>
        <text:list-item>
          <text:p text:style-name="P49">Place wheeling stand into the hole in the centre of the trampoline, while ensuring the security bar is above the folded frames.</text:p>
        </text:list-item>
        <text:list-item>
          <text:p text:style-name="P50">Raise the trampoline by:</text:p>
        </text:list-item>
      </text:list>
      <text:list text:style-name="LFO5" text:continue-numbering="true">
        <text:list-item>
          <text:p text:style-name="P51">Firmly grabbing the lower handle</text:p>
        </text:list-item>
        <text:list-item>
          <text:p text:style-name="P52">Make sure your face is not in the way</text:p>
        </text:list-item>
        <text:list-item>
          <text:p text:style-name="P53">Make<text:s/>sure your partner is ready to continue</text:p>
        </text:list-item>
        <text:list-item>
          <text:p text:style-name="P54">Raise the trampoline</text:p>
        </text:list-item>
        <text:list-item>
          <text:p text:style-name="P55">Place the security pin in while still holding the handle</text:p>
        </text:list-item>
        <text:list-item>
          <text:p text:style-name="P56">Put security hooks onto the handle</text:p>
        </text:list-item>
      </text:list>
      <text:list text:style-name="LFO4" text:continue-numbering="true">
        <text:list-item>
          <text:p text:style-name="P57">Unhook the chains and connect them to each other, inside the wheeling stand.</text:p>
        </text:list-item>
        <text:list-item>
          <text:p text:style-name="P58"><text:span text:style-name="T59">From the side the bedding i</text:span><text:span text:style-name="T60">s on, lift the leg outward from the trampoline and push on the trampoline toward the ground<text:s/></text:span><text:span text:style-name="T61">only until<text:s/></text:span><text:span text:style-name="T62">the opposite leg lifts off the floor.</text:span></text:p>
        </text:list-item>
        <text:list-item>
          <text:p text:style-name="P63">Fold the second leg gently towards the trampoline and push it underneath causing the trampoline to rotate to an upright position.</text:p>
        </text:list-item>
        <text:list-item>
          <text:p text:style-name="P64">Lift the leg resting against the trampoline outwards while also lifing the opposite leg and folding it in beneath.</text:p>
        </text:list-item>
        <text:list-item>
          <text:p text:style-name="P65">Let both legs rest against the trampoline.</text:p>
        </text:list-item>
        <text:list-item>
          <text:p text:style-name="P66">Ensure that your hooks are in around the trampolines around the base of the wheeling stands.</text:p>
        </text:list-item>
      </text:list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5LVL1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Header"><draw:frame draw:z-index="251659264" draw:style-name="a0" draw:name="WordPictureWatermark11642762" text:anchor-type="paragraph" svg:x="0in" svg:y="0in" svg:width="9.77222in" svg:height="11.14722in" style:rel-width="scale" style:rel-height="scale"><draw:image xlink:href="media/image1.png" xlink:type="simple" xlink:show="embed" xlink:actuate="onLoad"/><svg:title/><svg:desc>C:\Users\Colm Galligan\Desktop\Trampoline\oldlogo.PNG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lm Galligan</meta:initial-creator>
    <dc:creator>Colm Galligan</dc:creator>
    <meta:creation-date>2015-07-03T20:31:00Z</meta:creation-date>
    <dc:date>2015-07-26T21:57:00Z</dc:date>
    <meta:template xlink:href="Normal" xlink:type="simple"/>
    <meta:editing-cycles>2</meta:editing-cycles>
    <meta:editing-duration>PT4320S</meta:editing-duration>
    <meta:document-statistic meta:page-count="2" meta:paragraph-count="5" meta:word-count="448" meta:character-count="3000" meta:row-count="21" meta:non-whitespace-character-count="2557"/>
  </office:meta>
</office:document-meta>
</file>